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7.(Presencial) Activitats no a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7. Activitats no avaluables 01 (Presencial)</text:span></text:p>
      <text:list xml:id="list252253534" text:style-name="WWNum2">
        <text:list-item>
          <text:p text:style-name="P24"><text:bookmark text:name="_dbh0n1vac4c8"/>Activitat 01</text:p>
        </text:list-item>
      </text:list>
      <text:p text:style-name="Standard">Revisa els exemples del 01 al 06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1852565468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3">Revisar les seues vistes.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no avaluables 01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5" meta:word-count="169" meta:character-count="1104" meta:non-whitespace-character-count="957"/>
    <meta:generator>LibreOfficeDev/6.0.5.2$Linux_X86_64 LibreOffice_project/</meta:generator>
  </office:meta>
</office:document-meta>
</file>